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5000000CF731D755305033E42.png" manifest:media-type="image/png"/>
  <manifest:file-entry manifest:full-path="Pictures/10000001000004F50000025D9F585C90783F5E0B.png" manifest:media-type="image/png"/>
  <manifest:file-entry manifest:full-path="Pictures/10000001000004F5000003B01BAA4D97C874A6F3.png" manifest:media-type="image/png"/>
  <manifest:file-entry manifest:full-path="Pictures/10000001000004F5000003B077963C22A561CD34.png" manifest:media-type="image/png"/>
  <manifest:file-entry manifest:full-path="Pictures/10000001000004F5000003B06932BBDBF668D79E.png" manifest:media-type="image/png"/>
  <manifest:file-entry manifest:full-path="Pictures/10000001000004F50000033557FA2ECA12F62D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0.998cm" draw:z-index="0"><draw:image xlink:href="Pictures/10000001000004F50000033557FA2ECA12F62D8B.png" xlink:type="simple" xlink:show="embed" xlink:actuate="onLoad" draw:mime-type="image/png"/></draw:frame><text:s/></text:p>
      <text:p text:style-name="Standard"><draw:frame draw:style-name="fr1" draw:name="Image2" text:anchor-type="char" svg:width="17cm" svg:height="12.645cm" draw:z-index="1"><draw:image xlink:href="Pictures/10000001000004F5000003B06932BBDBF668D79E.png" xlink:type="simple" xlink:show="embed" xlink:actuate="onLoad" draw:mime-type="image/png"/></draw:frame><text:s/></text:p>
      <text:p text:style-name="Standard"><draw:frame draw:style-name="fr2" draw:name="Image3" text:anchor-type="char" svg:width="17cm" svg:height="12.645cm" draw:z-index="2"><draw:image xlink:href="Pictures/10000001000004F5000003B077963C22A561CD34.png" xlink:type="simple" xlink:show="embed" xlink:actuate="onLoad" draw:mime-type="image/png"/></draw:frame><text:soft-page-break/><text:s/></text:p>
      <text:p text:style-name="Standard"><draw:frame draw:style-name="fr1" draw:name="Image4" text:anchor-type="char" svg:width="17cm" svg:height="12.645cm" draw:z-index="3"><draw:image xlink:href="Pictures/10000001000004F5000003B01BAA4D97C874A6F3.png" xlink:type="simple" xlink:show="embed" xlink:actuate="onLoad" draw:mime-type="image/png"/></draw:frame><text:soft-page-break/><text:s/></text:p>
      <text:p text:style-name="Standard"><draw:frame draw:style-name="fr1" draw:name="Image5" text:anchor-type="char" svg:width="17cm" svg:height="8.103cm" draw:z-index="4"><draw:image xlink:href="Pictures/10000001000004F50000025D9F585C90783F5E0B.png" xlink:type="simple" xlink:show="embed" xlink:actuate="onLoad" draw:mime-type="image/png"/></draw:frame><text:s text:c="2"/></text:p>
      <text:p text:style-name="Standard"><draw:frame draw:style-name="fr1" draw:name="Image6" text:anchor-type="char" svg:width="17cm" svg:height="2.773cm" draw:z-index="5"><draw:image xlink:href="Pictures/10000001000004F5000000CF731D755305033E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1:37:14.531566688</meta:creation-date>
    <dc:date>2023-11-28T11:39:06.863737124</dc:date>
    <meta:editing-duration>PT1M53S</meta:editing-duration>
    <meta:editing-cycles>1</meta:editing-cycles>
    <meta:document-statistic meta:table-count="0" meta:image-count="6" meta:object-count="0" meta:page-count="3" meta:paragraph-count="5" meta:word-count="0" meta:character-count="6" meta:non-whitespace-character-count="0"/>
    <meta:generator>LibreOffice/7.3.7.2$Linux_X86_64 LibreOffice_project/30$Build-2</meta:generator>
  </office:meta>
</office:document-meta>
</file>